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6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7" style:family="paragraph" style:parent-style-name="Text_20_body" style:list-style-name="L3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ad4d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de Análise - Componente "Login"</text:span></text:span></text:p>
      <text:p text:style-name="P2"><text:span text:style-name="Strong_20_Emphasis"><text:span text:style-name="T1">Introdução:</text:span></text:span></text:p>
      <text:p text:style-name="P2">Este relatório apresenta uma análise detalhada do componente "Login" de uma aplicação React. O componente "Login" é responsável por permitir que os usuários acessem a aplicação inserindo seu e-mail e senha. O objetivo deste relatório é fornecer uma análise completa do código-fonte do componente, incluindo uma revisão dos métodos, resultados e uma conclusão geral sobre sua funcionalidade e importância.</text:p>
      <text:p text:style-name="P2"><text:span text:style-name="Strong_20_Emphasis"><text:span text:style-name="T1">Métodos:</text:span></text:span></text:p>
      <text:p text:style-name="P2">O componente "Login" faz uso de vários métodos e componentes React para fornecer sua funcionalidade. Aqui estão os principais métodos e componentes utilizados:</text:p>
      <text:list text:style-name="L1">
        <text:list-item>
          <text:p text:style-name="P3"><text:span text:style-name="Strong_20_Emphasis"><text:span text:style-name="T1">useState:</text:span></text:span></text:p>
          <text:list>
            <text:list-item>
              <text:p text:style-name="P4">O componente utiliza o hook <text:span text:style-name="Source_20_Text"><text:span text:style-name="T1">useState</text:span></text:span> para gerenciar o estado local de <text:span text:style-name="Source_20_Text"><text:span text:style-name="T1">email</text:span></text:span>, <text:span text:style-name="Source_20_Text"><text:span text:style-name="T1">password</text:span></text:span> e <text:span text:style-name="Source_20_Text"><text:span text:style-name="T1">error</text:span></text:span>.</text:p>
            </text:list-item>
          </text:list>
        </text:list-item>
        <text:list-item>
          <text:p text:style-name="P3"><text:span text:style-name="Strong_20_Emphasis"><text:span text:style-name="T1">useAuthentication:</text:span></text:span></text:p>
          <text:list>
            <text:list-item>
              <text:p text:style-name="P4">O hook <text:span text:style-name="Source_20_Text"><text:span text:style-name="T1">useAuthentication</text:span></text:span> é usado para autenticar o usuário por meio da função <text:span text:style-name="Source_20_Text"><text:span text:style-name="T1">login</text:span></text:span>. Ele também fornece informações sobre erros de autenticação e o estado de carregamento.</text:p>
            </text:list-item>
          </text:list>
        </text:list-item>
        <text:list-item>
          <text:p text:style-name="P3"><text:span text:style-name="Strong_20_Emphasis"><text:span text:style-name="T1">useEffect:</text:span></text:span></text:p>
          <text:list>
            <text:list-item>
              <text:p text:style-name="P3">O hook <text:span text:style-name="Source_20_Text"><text:span text:style-name="T1">useEffect</text:span></text:span> é utilizado para observar as alterações no estado <text:span text:style-name="Source_20_Text"><text:span text:style-name="T1">authError</text:span></text:span> e atualizar o estado local de <text:span text:style-name="Source_20_Text"><text:span text:style-name="T1">error</text:span></text:span> com base nesse erro.</text:p>
            </text:list-item>
          </text:list>
        </text:list-item>
      </text:list>
      <text:p text:style-name="P2"><text:span text:style-name="Strong_20_Emphasis"><text:span text:style-name="T1">Resultados:</text:span></text:span></text:p>
      <text:p text:style-name="P2">O componente "Login" apresenta uma interface de usuário para permitir que os usuários efetuem login na aplicação. Os principais elementos e resultados deste componente incluem:</text:p>
      <text:list text:style-name="L2">
        <text:list-item>
          <text:p text:style-name="P5"><text:span text:style-name="Strong_20_Emphasis"><text:span text:style-name="T1">Título e Descrição:</text:span></text:span></text:p>
          <text:list>
            <text:list-item>
              <text:p text:style-name="P6">O componente exibe um título e uma descrição informativa, indicando que os usuários devem fazer login para utilizar o sistema.</text:p>
            </text:list-item>
          </text:list>
        </text:list-item>
        <text:list-item>
          <text:p text:style-name="P5"><text:span text:style-name="Strong_20_Emphasis"><text:span text:style-name="T1">Formulário de Login:</text:span></text:span></text:p>
          <text:list>
            <text:list-item>
              <text:p text:style-name="P6">O formulário de login inclui campos para inserir e-mail e senha. Os valores desses campos são controlados pelo estado local.</text:p>
            </text:list-item>
          </text:list>
        </text:list-item>
        <text:list-item>
          <text:p text:style-name="P5"><text:span text:style-name="Strong_20_Emphasis"><text:span text:style-name="T1">Botão de Login:</text:span></text:span></text:p>
          <text:list>
            <text:list-item>
              <text:p text:style-name="P6">Um botão "Entrar" é fornecido para permitir que os usuários enviem o formulário de login.</text:p>
            </text:list-item>
          </text:list>
        </text:list-item>
        <text:list-item>
          <text:p text:style-name="P5"><text:span text:style-name="Strong_20_Emphasis"><text:span text:style-name="T1">Feedback de Erro:</text:span></text:span></text:p>
          <text:list>
            <text:list-item>
              <text:p text:style-name="P6"><text:soft-page-break/>O componente exibe feedback de erro se ocorrerem erros durante o processo de login. O feedback de erro é exibido na forma de um parágrafo com a classe "error".</text:p>
            </text:list-item>
          </text:list>
        </text:list-item>
        <text:list-item>
          <text:p text:style-name="P5"><text:span text:style-name="Strong_20_Emphasis"><text:span text:style-name="T1">Feedback de Carregamento:</text:span></text:span></text:p>
          <text:list>
            <text:list-item>
              <text:p text:style-name="P5">Durante o processo de autenticação, um botão desabilitado com o texto "Aguarde..." é exibido para indicar o carregamento em andamento.</text:p>
            </text:list-item>
          </text:list>
        </text:list-item>
      </text:list>
      <text:p text:style-name="P2"><text:span text:style-name="Strong_20_Emphasis"><text:span text:style-name="T1">Conclusão:</text:span></text:span></text:p>
      <text:p text:style-name="P2">O componente "Login" desempenha um papel fundamental na aplicação, permitindo que os usuários acessem suas contas. Ele fornece uma interface de usuário clara e funcional para inserir credenciais de login e lida com erros de autenticação. O feedback de erro e o feedback de carregamento são recursos importantes para melhorar a experiência do usuário. Além disso, o componente "Login" integra-se a um sistema de autenticação por meio do hook <text:span text:style-name="Source_20_Text"><text:span text:style-name="T1">useAuthentication</text:span></text:span>, o que é essencial para a segurança e a funcionalidade da aplicação. Portanto, a análise destaca a importância desse componente na autenticação e na interação do usuário com a aplicação.</text:p>
      <text:p text:style-name="P1"/>
      <text:p text:style-name="P1"/>
      <text:p text:style-name="P1"/>
      <text:p text:style-name="P1"/>
      <text:p text:style-name="P2">analis<text:span text:style-name="T2">e</text:span> os estilos CSS do componente "Login" :</text:p>
      <text:list text:style-name="L3">
        <text:list-item>
          <text:p text:style-name="P7"><text:span text:style-name="Source_20_Text"><text:span text:style-name="T1">.login</text:span></text:span>: A classe "login" é usada para centralizar o conteúdo do componente horizontalmente, o que é uma prática comum para formulários de login. A definição <text:span text:style-name="Source_20_Text"><text:span text:style-name="T1">text-align: center;</text:span></text:span> é apropriada e ajuda a tornar o componente visualmente agradável.</text:p>
        </text:list-item>
        <text:list-item>
          <text:p text:style-name="P7"><text:span text:style-name="Source_20_Text"><text:span text:style-name="T1">.login p</text:span></text:span>: A classe "login p" é usada para estilizar o texto dos parágrafos dentro do componente. A cor do texto é definida como um tom de cinza (<text:span text:style-name="Source_20_Text"><text:span text:style-name="T1">color: #aaa;</text:span></text:span>). Isso é uma boa prática para fornecer feedback visual e legibilidade ao usuário. A escolha do tom de cinza pode ajudar a distinguir o texto informativo do texto principal.</text:p>
        </text:list-item>
      </text:list>
      <text:p text:style-name="P2">No geral, os estilos do componente "Login" são simples, porém eficazes. Eles seguem as melhores práticas de design, como centralizar o conteúdo e usar cores adequadas para melhorar a experiência do usuário. A organização dos estilos é clara e fácil de entender. Portanto, os estilos CSS para o componente "Login" são apropriados e contribuem para uma interface de usuário amigáve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34:53.920000000</meta:creation-date>
    <dc:date>2023-11-06T06:36:56.895000000</dc:date>
    <meta:editing-duration>PT2M3S</meta:editing-duration>
    <meta:editing-cycles>1</meta:editing-cycles>
    <meta:document-statistic meta:table-count="0" meta:image-count="0" meta:object-count="0" meta:page-count="3" meta:paragraph-count="29" meta:word-count="587" meta:character-count="3655" meta:non-whitespace-character-count="3115"/>
    <meta:generator>LibreOffice/7.5.2.2$Windows_X86_64 LibreOffice_project/53bb9681a964705cf672590721dbc85eb4d0c3a2</meta:generator>
  </office:meta>
</office:document-meta>
</file>